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e15b" officeooo:paragraph-rsid="001fe15b"/>
    </style:style>
    <style:style style:name="P2" style:family="paragraph" style:parent-style-name="Standard">
      <style:text-properties officeooo:rsid="001fe15b" officeooo:paragraph-rsid="001fe15b" style:font-weight-complex="bold"/>
    </style:style>
    <style:style style:name="P3" style:family="paragraph" style:parent-style-name="Standard">
      <style:text-properties officeooo:paragraph-rsid="001fe15b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officeooo:paragraph-rsid="001fe15b"/>
    </style:style>
    <style:style style:name="P5" style:family="paragraph" style:parent-style-name="Standard">
      <style:text-properties officeooo:paragraph-rsid="001fe15b"/>
    </style:style>
    <style:style style:name="T1" style:family="text">
      <style:text-properties style:font-weight-complex="bold"/>
    </style:style>
    <style:style style:name="T2" style:family="text">
      <style:text-properties style:font-weight-complex="bold" fo:background-color="#00ffff"/>
    </style:style>
    <style:style style:name="T3" style:family="text">
      <style:text-properties officeooo:rsid="0021d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DESAFIO Python</text:span></text:p>
      <text:p text:style-name="P5"><text:span text:style-name="T1">A respeito de comandos em Python, responda:</text:span></text:p>
      <text:p text:style-name="P3"/>
      <text:p text:style-name="P5"><text:span text:style-name="T1">1) Qual comando é utilizado para visualizar a dimensão da base?</text:span></text:p>
      <text:p text:style-name="P3"/>
      <text:p text:style-name="P2">dataFrame.shape()</text:p>
      <text:p text:style-name="P3"/>
      <text:p text:style-name="P5"><text:span text:style-name="T1">2) Qual comando é utilizado para visualizar apenas as cinco primeiras linhas da base?</text:span></text:p>
      <text:p text:style-name="P5"/>
      <text:p text:style-name="P1">dataFrame.head()</text:p>
      <text:p text:style-name="P3"/>
      <text:p text:style-name="P5"><text:span text:style-name="T1">3) O que faz o comando <text:s text:c="2"/>df.describe() <text:s text:c="2"/>?</text:span></text:p>
      <text:p text:style-name="P2"/>
      <text:p text:style-name="P2">Gera uma estatística descritiva do data<text:span text:style-name="T3">f</text:span>rame, mostrando valores básicos como média, desvio padrão, maior e menor valor <text:span text:style-name="T3">e outros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12:01:56.721000000</meta:creation-date>
    <dc:date>2022-09-18T12:14:51.348000000</dc:date>
    <meta:editing-duration>PT1M54S</meta:editing-duration>
    <meta:editing-cycles>1</meta:editing-cycles>
    <meta:document-statistic meta:table-count="0" meta:image-count="0" meta:object-count="0" meta:page-count="1" meta:paragraph-count="8" meta:word-count="63" meta:character-count="408" meta:non-whitespace-character-count="349"/>
    <meta:generator>LibreOffice/7.3.4.2$Windows_X86_64 LibreOffice_project/728fec16bd5f605073805c3c9e7c4212a0120dc5</meta:generator>
  </office:meta>
</office:document-meta>
</file>